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ditoría {Revision.name} efectuado en {Accounts.accountname}, basada en la disciplina de <text:s text:c="2"/>PRODAT empleando para ello el sistema {Cuestionario.name} </text:p>
      <text:p text:style-name="Standard"/>
      <text:p text:style-name="Standard"/>
      <text:p text:style-name="Standard">Fecha de Inicio: {Revision.fechaini} </text:p>
      <text:p text:style-name="Standard">Fecha de finalización: {Revision.fechafin}</text:p>
      <text:p text:style-name="Standard"/>
      <text:p text:style-name="Standard">Preguntas: </text:p>
      <text:p text:style-name="Standard">{paracada QuestionList} </text:p>
      <text:p text:style-name="Standard">{QuestionList.question} : {QuestionList.respuesta} </text:p>
      <text:p text:style-name="Standard">{siexiste QuestionList.respuestaid = Si} </text:p>
      <text:p text:style-name="Standard">{/siexiste} </text:p>
      <text:p text:style-name="Standard">{siexiste QuestionList.respuestaid = No} </text:p>
      <text:p text:style-name="Standard">{/siexiste} </text:p>
      <text:p text:style-name="Standard">{siexiste QuestionList.respuestaid = NoA} </text:p>
      <text:p text:style-name="Standard">{/siexiste} </text:p>
      <text:p text:style-name="Standard">{siexiste QuestionList.respuestaid = Text} </text:p>
      <text:p text:style-name="Standard">{/siexiste} </text:p>
      <text:p text:style-name="Standard">{/paracada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iEstilo" style:family="text" style:parent-style-name="User_20_Entry">
      <style:text-properties fo:color="#000080" fo:font-size="14pt" fo:font-style="oblique" fo:font-weight="bold" fo:background-color="#ffff00" style:font-size-asian="10.5pt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SIGPAC_5f_BOLD" style:display-name="SIGPAC_BOLD" style:family="text" style:parent-style-name="Line_20_numbering">
      <style:text-properties fo:font-size="14pt" fo:font-weight="bold" style:font-size-asian="10.5pt"/>
    </style:style>
    <style:style style:name="Line_20_numbering" style:display-name="Line numbering" style:family="text"/>
    <style:style style:name="SIGPAC_5f_ITALIC" style:display-name="SIGPAC_ITALIC" style:family="text" style:parent-style-name="Drop_20_Caps">
      <style:text-properties fo:font-size="14pt" fo:font-style="italic" style:font-size-asian="10.5pt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rodriguez </meta:initial-creator>
    <meta:creation-date>2010-06-04T11:21:19</meta:creation-date>
    <dc:date>2010-06-30T19:02:47</dc:date>
    <meta:editing-duration>PT00H08M05S</meta:editing-duration>
    <meta:editing-cycles>4</meta:editing-cycles>
    <meta:generator>OpenOffice.org/3.1$Unix OpenOffice.org_project/310m19$Build-9420</meta:generator>
    <dc:creator>Joe Bordes</dc:creator>
    <meta:document-statistic meta:table-count="0" meta:image-count="0" meta:object-count="0" meta:page-count="1" meta:paragraph-count="15" meta:word-count="52" meta:character-count="542"/>
  </office:meta>
</office:document-meta>
</file>